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431109100445901</text:p>
          </table:table-cell>
          <table:table-cell office:value-type="string" calcext:value-type="string">
            <text:p>2023-06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15992" calcext:value-type="float">
            <text:p>30.415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09100445901</text:p>
          </table:table-cell>
          <table:table-cell office:value-type="string" calcext:value-type="string">
            <text:p>2022-08-0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21832" calcext:value-type="float">
            <text:p>31.42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09100445901</text:p>
          </table:table-cell>
          <table:table-cell office:value-type="string" calcext:value-type="string">
            <text:p>2022-07-2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00624" calcext:value-type="float">
            <text:p>30.90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09100445901</text:p>
          </table:table-cell>
          <table:table-cell office:value-type="string" calcext:value-type="string">
            <text:p>2022-07-1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324" calcext:value-type="float">
            <text:p>30.63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09100445901</text:p>
          </table:table-cell>
          <table:table-cell office:value-type="string" calcext:value-type="string">
            <text:p>2022-06-2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23256" calcext:value-type="float">
            <text:p>30.62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09100445901</text:p>
          </table:table-cell>
          <table:table-cell office:value-type="string" calcext:value-type="string">
            <text:p>2021-08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69104" calcext:value-type="float">
            <text:p>30.169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09100445901</text:p>
          </table:table-cell>
          <table:table-cell office:value-type="string" calcext:value-type="string">
            <text:p>2021-07-2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53864" calcext:value-type="float">
            <text:p>30.153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09100445901</text:p>
          </table:table-cell>
          <table:table-cell office:value-type="string" calcext:value-type="string">
            <text:p>2021-07-1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35576" calcext:value-type="float">
            <text:p>30.135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09100445901</text:p>
          </table:table-cell>
          <table:table-cell office:value-type="string" calcext:value-type="string">
            <text:p>2021-06-2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2948" calcext:value-type="float">
            <text:p>30.12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09100445901</text:p>
          </table:table-cell>
          <table:table-cell office:value-type="string" calcext:value-type="string">
            <text:p>2021-06-0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56912" calcext:value-type="float">
            <text:p>30.156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09100445901</text:p>
          </table:table-cell>
          <table:table-cell office:value-type="string" calcext:value-type="string">
            <text:p>2021-05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84344" calcext:value-type="float">
            <text:p>30.184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09100445901</text:p>
          </table:table-cell>
          <table:table-cell office:value-type="string" calcext:value-type="string">
            <text:p>2019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28768" calcext:value-type="float">
            <text:p>30.52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09100445901</text:p>
          </table:table-cell>
          <table:table-cell office:value-type="string" calcext:value-type="string">
            <text:p>2019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34864" calcext:value-type="float">
            <text:p>30.53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09100445901</text:p>
          </table:table-cell>
          <table:table-cell office:value-type="string" calcext:value-type="string">
            <text:p>2019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7144" calcext:value-type="float">
            <text:p>30.57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09100445901</text:p>
          </table:table-cell>
          <table:table-cell office:value-type="string" calcext:value-type="string">
            <text:p>2019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28768" calcext:value-type="float">
            <text:p>30.52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09100445901</text:p>
          </table:table-cell>
          <table:table-cell office:value-type="string" calcext:value-type="string">
            <text:p>2018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5432" calcext:value-type="float">
            <text:p>30.7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09100445901</text:p>
          </table:table-cell>
          <table:table-cell office:value-type="string" calcext:value-type="string">
            <text:p>2018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562" calcext:value-type="float">
            <text:p>30.55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09100445901</text:p>
          </table:table-cell>
          <table:table-cell office:value-type="string" calcext:value-type="string">
            <text:p>2018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4096" calcext:value-type="float">
            <text:p>30.54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09100445901</text:p>
          </table:table-cell>
          <table:table-cell office:value-type="string" calcext:value-type="string">
            <text:p>2018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0192" calcext:value-type="float">
            <text:p>30.6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09100445901</text:p>
          </table:table-cell>
          <table:table-cell office:value-type="string" calcext:value-type="string">
            <text:p>2017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7352" calcext:value-type="float">
            <text:p>31.97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09100445901</text:p>
          </table:table-cell>
          <table:table-cell office:value-type="string" calcext:value-type="string">
            <text:p>2017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3448" calcext:value-type="float">
            <text:p>32.03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09100445901</text:p>
          </table:table-cell>
          <table:table-cell office:value-type="string" calcext:value-type="string">
            <text:p>2017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088" calcext:value-type="float">
            <text:p>32.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09100445901</text:p>
          </table:table-cell>
          <table:table-cell office:value-type="string" calcext:value-type="string">
            <text:p>2017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" calcext:value-type="float">
            <text:p>30.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09100445901</text:p>
          </table:table-cell>
          <table:table-cell office:value-type="string" calcext:value-type="string">
            <text:p>2017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658" calcext:value-type="float">
            <text:p>31.16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09100445901</text:p>
          </table:table-cell>
          <table:table-cell office:value-type="string" calcext:value-type="string">
            <text:p>2016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9336" calcext:value-type="float">
            <text:p>30.6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09100445901</text:p>
          </table:table-cell>
          <table:table-cell office:value-type="string" calcext:value-type="string">
            <text:p>2016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324" calcext:value-type="float">
            <text:p>30.63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09100445901</text:p>
          </table:table-cell>
          <table:table-cell office:value-type="string" calcext:value-type="string">
            <text:p>2016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" calcext:value-type="float">
            <text:p>30.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09100445901</text:p>
          </table:table-cell>
          <table:table-cell office:value-type="string" calcext:value-type="string">
            <text:p>2016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" calcext:value-type="float">
            <text:p>30.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09100445901</text:p>
          </table:table-cell>
          <table:table-cell office:value-type="string" calcext:value-type="string">
            <text:p>2016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3428" calcext:value-type="float">
            <text:p>30.434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09100445901</text:p>
          </table:table-cell>
          <table:table-cell office:value-type="string" calcext:value-type="string">
            <text:p>2016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1904" calcext:value-type="float">
            <text:p>30.41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09100445901</text:p>
          </table:table-cell>
          <table:table-cell office:value-type="string" calcext:value-type="string">
            <text:p>2016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1048" calcext:value-type="float">
            <text:p>30.5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09100445901</text:p>
          </table:table-cell>
          <table:table-cell office:value-type="string" calcext:value-type="string">
            <text:p>2015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7144" calcext:value-type="float">
            <text:p>30.57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09100445901</text:p>
          </table:table-cell>
          <table:table-cell office:value-type="string" calcext:value-type="string">
            <text:p>2015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" calcext:value-type="float">
            <text:p>30.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09100445901</text:p>
          </table:table-cell>
          <table:table-cell office:value-type="string" calcext:value-type="string">
            <text:p>2015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4096" calcext:value-type="float">
            <text:p>30.54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09100445901</text:p>
          </table:table-cell>
          <table:table-cell office:value-type="string" calcext:value-type="string">
            <text:p>2015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1048" calcext:value-type="float">
            <text:p>30.5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09100445901</text:p>
          </table:table-cell>
          <table:table-cell office:value-type="string" calcext:value-type="string">
            <text:p>2015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4096" calcext:value-type="float">
            <text:p>30.54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09100445901</text:p>
          </table:table-cell>
          <table:table-cell office:value-type="string" calcext:value-type="string">
            <text:p>2015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1048" calcext:value-type="float">
            <text:p>30.5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09100445901</text:p>
          </table:table-cell>
          <table:table-cell office:value-type="string" calcext:value-type="string">
            <text:p>2015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7144" calcext:value-type="float">
            <text:p>30.57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09100445901</text:p>
          </table:table-cell>
          <table:table-cell office:value-type="string" calcext:value-type="string">
            <text:p>2014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848" calcext:value-type="float">
            <text:p>30.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09100445901</text:p>
          </table:table-cell>
          <table:table-cell office:value-type="string" calcext:value-type="string">
            <text:p>2014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5432" calcext:value-type="float">
            <text:p>30.7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09100445901</text:p>
          </table:table-cell>
          <table:table-cell office:value-type="string" calcext:value-type="string">
            <text:p>201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5432" calcext:value-type="float">
            <text:p>30.7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09100445901</text:p>
          </table:table-cell>
          <table:table-cell office:value-type="string" calcext:value-type="string">
            <text:p>2013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324" calcext:value-type="float">
            <text:p>30.63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09100445901</text:p>
          </table:table-cell>
          <table:table-cell office:value-type="string" calcext:value-type="string">
            <text:p>2013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9336" calcext:value-type="float">
            <text:p>30.6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09100445901</text:p>
          </table:table-cell>
          <table:table-cell office:value-type="string" calcext:value-type="string">
            <text:p>2013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324" calcext:value-type="float">
            <text:p>30.63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09100445901</text:p>
          </table:table-cell>
          <table:table-cell office:value-type="string" calcext:value-type="string">
            <text:p>2013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0192" calcext:value-type="float">
            <text:p>30.6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09100445901</text:p>
          </table:table-cell>
          <table:table-cell office:value-type="string" calcext:value-type="string">
            <text:p>2013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7144" calcext:value-type="float">
            <text:p>30.57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09100445901</text:p>
          </table:table-cell>
          <table:table-cell office:value-type="string" calcext:value-type="string">
            <text:p>2013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9336" calcext:value-type="float">
            <text:p>30.6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09100445901</text:p>
          </table:table-cell>
          <table:table-cell office:value-type="string" calcext:value-type="string">
            <text:p>2012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8856" calcext:value-type="float">
            <text:p>30.3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09100445901</text:p>
          </table:table-cell>
          <table:table-cell office:value-type="string" calcext:value-type="string">
            <text:p>2012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1904" calcext:value-type="float">
            <text:p>30.41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09100445901</text:p>
          </table:table-cell>
          <table:table-cell office:value-type="string" calcext:value-type="string">
            <text:p>2011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0192" calcext:value-type="float">
            <text:p>30.6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09100445901</text:p>
          </table:table-cell>
          <table:table-cell office:value-type="string" calcext:value-type="string">
            <text:p>2011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4096" calcext:value-type="float">
            <text:p>30.54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09100445901</text:p>
          </table:table-cell>
          <table:table-cell office:value-type="string" calcext:value-type="string">
            <text:p>2011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4096" calcext:value-type="float">
            <text:p>30.54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09100445901</text:p>
          </table:table-cell>
          <table:table-cell office:value-type="string" calcext:value-type="string">
            <text:p>2011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0192" calcext:value-type="float">
            <text:p>30.6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09100445901</text:p>
          </table:table-cell>
          <table:table-cell office:value-type="string" calcext:value-type="string">
            <text:p>2010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562" calcext:value-type="float">
            <text:p>30.55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09100445901</text:p>
          </table:table-cell>
          <table:table-cell office:value-type="string" calcext:value-type="string">
            <text:p>2010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6288" calcext:value-type="float">
            <text:p>30.66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09100445901</text:p>
          </table:table-cell>
          <table:table-cell office:value-type="string" calcext:value-type="string">
            <text:p>2010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324" calcext:value-type="float">
            <text:p>30.63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09100445901</text:p>
          </table:table-cell>
          <table:table-cell office:value-type="string" calcext:value-type="string">
            <text:p>2010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7144" calcext:value-type="float">
            <text:p>30.57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09100445901</text:p>
          </table:table-cell>
          <table:table-cell office:value-type="string" calcext:value-type="string">
            <text:p>2010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4096" calcext:value-type="float">
            <text:p>30.54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09100445901</text:p>
          </table:table-cell>
          <table:table-cell office:value-type="string" calcext:value-type="string">
            <text:p>2010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7144" calcext:value-type="float">
            <text:p>30.57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09100445901</text:p>
          </table:table-cell>
          <table:table-cell office:value-type="string" calcext:value-type="string">
            <text:p>2009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4096" calcext:value-type="float">
            <text:p>30.54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09100445901</text:p>
          </table:table-cell>
          <table:table-cell office:value-type="string" calcext:value-type="string">
            <text:p>2009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" calcext:value-type="float">
            <text:p>30.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09100445901</text:p>
          </table:table-cell>
          <table:table-cell office:value-type="string" calcext:value-type="string">
            <text:p>2009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952" calcext:value-type="float">
            <text:p>30.44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09100445901</text:p>
          </table:table-cell>
          <table:table-cell office:value-type="string" calcext:value-type="string">
            <text:p>2009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1904" calcext:value-type="float">
            <text:p>30.41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09100445901</text:p>
          </table:table-cell>
          <table:table-cell office:value-type="string" calcext:value-type="string">
            <text:p>2009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8856" calcext:value-type="float">
            <text:p>30.3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09100445901</text:p>
          </table:table-cell>
          <table:table-cell office:value-type="string" calcext:value-type="string">
            <text:p>2009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8856" calcext:value-type="float">
            <text:p>30.3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09100445901</text:p>
          </table:table-cell>
          <table:table-cell office:value-type="string" calcext:value-type="string">
            <text:p>2009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3936" calcext:value-type="float">
            <text:p>30.4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09100445901</text:p>
          </table:table-cell>
          <table:table-cell office:value-type="string" calcext:value-type="string">
            <text:p>2008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6664" calcext:value-type="float">
            <text:p>30.26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09100445901</text:p>
          </table:table-cell>
          <table:table-cell office:value-type="string" calcext:value-type="string">
            <text:p>2008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3616" calcext:value-type="float">
            <text:p>30.2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09100445901</text:p>
          </table:table-cell>
          <table:table-cell office:value-type="string" calcext:value-type="string">
            <text:p>2008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3616" calcext:value-type="float">
            <text:p>30.2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09100445901</text:p>
          </table:table-cell>
          <table:table-cell office:value-type="string" calcext:value-type="string">
            <text:p>2008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752" calcext:value-type="float">
            <text:p>30.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09100445901</text:p>
          </table:table-cell>
          <table:table-cell office:value-type="string" calcext:value-type="string">
            <text:p>2008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4472" calcext:value-type="float">
            <text:p>30.14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09100445901</text:p>
          </table:table-cell>
          <table:table-cell office:value-type="string" calcext:value-type="string">
            <text:p>2008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1424" calcext:value-type="float">
            <text:p>30.1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09100445901</text:p>
          </table:table-cell>
          <table:table-cell office:value-type="string" calcext:value-type="string">
            <text:p>2008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1424" calcext:value-type="float">
            <text:p>30.1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09100445901</text:p>
          </table:table-cell>
          <table:table-cell office:value-type="string" calcext:value-type="string">
            <text:p>2008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5328" calcext:value-type="float">
            <text:p>30.05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09100445901</text:p>
          </table:table-cell>
          <table:table-cell office:value-type="string" calcext:value-type="string">
            <text:p>2008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1424" calcext:value-type="float">
            <text:p>30.1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09100445901</text:p>
          </table:table-cell>
          <table:table-cell office:value-type="string" calcext:value-type="string">
            <text:p>2008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1424" calcext:value-type="float">
            <text:p>30.1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09100445901</text:p>
          </table:table-cell>
          <table:table-cell office:value-type="string" calcext:value-type="string">
            <text:p>2007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6184" calcext:value-type="float">
            <text:p>29.96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09100445901</text:p>
          </table:table-cell>
          <table:table-cell office:value-type="string" calcext:value-type="string">
            <text:p>2007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8376" calcext:value-type="float">
            <text:p>30.08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09100445901</text:p>
          </table:table-cell>
          <table:table-cell office:value-type="string" calcext:value-type="string">
            <text:p>2007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6184" calcext:value-type="float">
            <text:p>29.96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09100445901</text:p>
          </table:table-cell>
          <table:table-cell office:value-type="string" calcext:value-type="string">
            <text:p>2007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0088" calcext:value-type="float">
            <text:p>29.90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09100445901</text:p>
          </table:table-cell>
          <table:table-cell office:value-type="string" calcext:value-type="string">
            <text:p>2007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0088" calcext:value-type="float">
            <text:p>29.90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09100445901</text:p>
          </table:table-cell>
          <table:table-cell office:value-type="string" calcext:value-type="string">
            <text:p>2007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704" calcext:value-type="float">
            <text:p>29.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09100445901</text:p>
          </table:table-cell>
          <table:table-cell office:value-type="string" calcext:value-type="string">
            <text:p>2007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9232" calcext:value-type="float">
            <text:p>29.99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09100445901</text:p>
          </table:table-cell>
          <table:table-cell office:value-type="string" calcext:value-type="string">
            <text:p>2007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0944" calcext:value-type="float">
            <text:p>29.80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09100445901</text:p>
          </table:table-cell>
          <table:table-cell office:value-type="string" calcext:value-type="string">
            <text:p>2006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7896" calcext:value-type="float">
            <text:p>29.7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09100445901</text:p>
          </table:table-cell>
          <table:table-cell office:value-type="string" calcext:value-type="string">
            <text:p>2006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2656" calcext:value-type="float">
            <text:p>29.62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09100445901</text:p>
          </table:table-cell>
          <table:table-cell office:value-type="string" calcext:value-type="string">
            <text:p>2006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18" calcext:value-type="float">
            <text:p>29.7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09100445901</text:p>
          </table:table-cell>
          <table:table-cell office:value-type="string" calcext:value-type="string">
            <text:p>2006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18" calcext:value-type="float">
            <text:p>29.7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09100445901</text:p>
          </table:table-cell>
          <table:table-cell office:value-type="string" calcext:value-type="string">
            <text:p>2006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8752" calcext:value-type="float">
            <text:p>29.6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09100445901</text:p>
          </table:table-cell>
          <table:table-cell office:value-type="string" calcext:value-type="string">
            <text:p>2006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2656" calcext:value-type="float">
            <text:p>29.62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09100445901</text:p>
          </table:table-cell>
          <table:table-cell office:value-type="string" calcext:value-type="string">
            <text:p>2005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132" calcext:value-type="float">
            <text:p>29.4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09100445901</text:p>
          </table:table-cell>
          <table:table-cell office:value-type="string" calcext:value-type="string">
            <text:p>2005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656" calcext:value-type="float">
            <text:p>29.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09100445901</text:p>
          </table:table-cell>
          <table:table-cell office:value-type="string" calcext:value-type="string">
            <text:p>2005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3512" calcext:value-type="float">
            <text:p>29.53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09100445901</text:p>
          </table:table-cell>
          <table:table-cell office:value-type="string" calcext:value-type="string">
            <text:p>2005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8272" calcext:value-type="float">
            <text:p>29.38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09100445901</text:p>
          </table:table-cell>
          <table:table-cell office:value-type="string" calcext:value-type="string">
            <text:p>2005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5224" calcext:value-type="float">
            <text:p>29.35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09100445901</text:p>
          </table:table-cell>
          <table:table-cell office:value-type="string" calcext:value-type="string">
            <text:p>2005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5224" calcext:value-type="float">
            <text:p>29.35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09100445901</text:p>
          </table:table-cell>
          <table:table-cell office:value-type="string" calcext:value-type="string">
            <text:p>2005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132" calcext:value-type="float">
            <text:p>29.4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09100445901</text:p>
          </table:table-cell>
          <table:table-cell office:value-type="string" calcext:value-type="string">
            <text:p>2004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9128" calcext:value-type="float">
            <text:p>29.29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09100445901</text:p>
          </table:table-cell>
          <table:table-cell office:value-type="string" calcext:value-type="string">
            <text:p>2004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2496" calcext:value-type="float">
            <text:p>29.5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09100445901</text:p>
          </table:table-cell>
          <table:table-cell office:value-type="string" calcext:value-type="string">
            <text:p>2004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3512" calcext:value-type="float">
            <text:p>29.53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09100445901</text:p>
          </table:table-cell>
          <table:table-cell office:value-type="string" calcext:value-type="string">
            <text:p>2004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3032" calcext:value-type="float">
            <text:p>29.23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09100445901</text:p>
          </table:table-cell>
          <table:table-cell office:value-type="string" calcext:value-type="string">
            <text:p>2004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608" calcext:value-type="float">
            <text:p>29.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09100445901</text:p>
          </table:table-cell>
          <table:table-cell office:value-type="string" calcext:value-type="string">
            <text:p>2004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9984" calcext:value-type="float">
            <text:p>29.1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09100445901</text:p>
          </table:table-cell>
          <table:table-cell office:value-type="string" calcext:value-type="string">
            <text:p>200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3032" calcext:value-type="float">
            <text:p>29.23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09100445901</text:p>
          </table:table-cell>
          <table:table-cell office:value-type="string" calcext:value-type="string">
            <text:p>2003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608" calcext:value-type="float">
            <text:p>29.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09100445901</text:p>
          </table:table-cell>
          <table:table-cell office:value-type="string" calcext:value-type="string">
            <text:p>2003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9984" calcext:value-type="float">
            <text:p>29.1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09100445901</text:p>
          </table:table-cell>
          <table:table-cell office:value-type="string" calcext:value-type="string">
            <text:p>2003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3032" calcext:value-type="float">
            <text:p>29.23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09100445901</text:p>
          </table:table-cell>
          <table:table-cell office:value-type="string" calcext:value-type="string">
            <text:p>2003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6936" calcext:value-type="float">
            <text:p>29.16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09100445901</text:p>
          </table:table-cell>
          <table:table-cell office:value-type="string" calcext:value-type="string">
            <text:p>2003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9984" calcext:value-type="float">
            <text:p>29.1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09100445901</text:p>
          </table:table-cell>
          <table:table-cell office:value-type="string" calcext:value-type="string">
            <text:p>2003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3032" calcext:value-type="float">
            <text:p>29.23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09100445901</text:p>
          </table:table-cell>
          <table:table-cell office:value-type="string" calcext:value-type="string">
            <text:p>2002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608" calcext:value-type="float">
            <text:p>29.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09100445901</text:p>
          </table:table-cell>
          <table:table-cell office:value-type="string" calcext:value-type="string">
            <text:p>2002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608" calcext:value-type="float">
            <text:p>29.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09100445901</text:p>
          </table:table-cell>
          <table:table-cell office:value-type="string" calcext:value-type="string">
            <text:p>2002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084" calcext:value-type="float">
            <text:p>29.1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09100445901</text:p>
          </table:table-cell>
          <table:table-cell office:value-type="string" calcext:value-type="string">
            <text:p>2002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9984" calcext:value-type="float">
            <text:p>29.1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09100445901</text:p>
          </table:table-cell>
          <table:table-cell office:value-type="string" calcext:value-type="string">
            <text:p>2002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3032" calcext:value-type="float">
            <text:p>29.23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09100445901</text:p>
          </table:table-cell>
          <table:table-cell office:value-type="string" calcext:value-type="string">
            <text:p>2002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3032" calcext:value-type="float">
            <text:p>29.23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09100445901</text:p>
          </table:table-cell>
          <table:table-cell office:value-type="string" calcext:value-type="string">
            <text:p>2002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5224" calcext:value-type="float">
            <text:p>29.35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09100445901</text:p>
          </table:table-cell>
          <table:table-cell office:value-type="string" calcext:value-type="string">
            <text:p>2001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5224" calcext:value-type="float">
            <text:p>29.35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09100445901</text:p>
          </table:table-cell>
          <table:table-cell office:value-type="string" calcext:value-type="string">
            <text:p>2001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2176" calcext:value-type="float">
            <text:p>29.32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09100445901</text:p>
          </table:table-cell>
          <table:table-cell office:value-type="string" calcext:value-type="string">
            <text:p>2001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5224" calcext:value-type="float">
            <text:p>29.35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09100445901</text:p>
          </table:table-cell>
          <table:table-cell office:value-type="string" calcext:value-type="string">
            <text:p>2001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5224" calcext:value-type="float">
            <text:p>29.35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09100445901</text:p>
          </table:table-cell>
          <table:table-cell office:value-type="string" calcext:value-type="string">
            <text:p>2001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8272" calcext:value-type="float">
            <text:p>29.38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09100445901</text:p>
          </table:table-cell>
          <table:table-cell office:value-type="string" calcext:value-type="string">
            <text:p>2001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5224" calcext:value-type="float">
            <text:p>29.35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09100445901</text:p>
          </table:table-cell>
          <table:table-cell office:value-type="string" calcext:value-type="string">
            <text:p>2000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8084" calcext:value-type="float">
            <text:p>29.58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09100445901</text:p>
          </table:table-cell>
          <table:table-cell office:value-type="string" calcext:value-type="string">
            <text:p>2000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4368" calcext:value-type="float">
            <text:p>29.44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09100445901</text:p>
          </table:table-cell>
          <table:table-cell office:value-type="string" calcext:value-type="string">
            <text:p>2000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7416" calcext:value-type="float">
            <text:p>29.47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09100445901</text:p>
          </table:table-cell>
          <table:table-cell office:value-type="string" calcext:value-type="string">
            <text:p>2000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0464" calcext:value-type="float">
            <text:p>29.5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44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671" meta:object-count="0"/>
    <meta:user-defined meta:name="AppVersion">3.0</meta:user-defined>
  </office:meta>
</office:document-meta>
</file>